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7000000BA44BE700AD4F59D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/>
    </style:style>
    <style:style style:name="P3" style:family="paragraph">
      <loext:graphic-properties draw:fill="none" draw:fill-color="#ffffff"/>
      <style:text-properties fo:font-size="12pt" fo:font-weight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651cm" svg:height="5.1cm" svg:x="2.795cm" svg:y="5.4cm">
          <draw:image xlink:href="Pictures/1000020100000117000000BA44BE700AD4F59D16.png" xlink:type="simple" xlink:show="embed" xlink:actuate="onLoad" loext:mime-type="image/png">
            <text:p/>
          </draw:image>
        </draw:frame>
        <draw:frame draw:style-name="gr2" draw:text-style-name="P3" draw:layer="layout" svg:width="7.2cm" svg:height="0.725cm" svg:x="10.4cm" svg:y="6.2cm">
          <draw:text-box>
            <text:p text:style-name="P2">Un <text:span text:style-name="T1">folder</text:span></text:p>
          </draw:text-box>
        </draw:frame>
        <draw:frame draw:style-name="gr3" draw:text-style-name="P3" draw:layer="layout" svg:width="8.3cm" svg:height="0.725cm" svg:x="10.4cm" svg:y="7.001cm">
          <draw:text-box>
            <text:p text:style-name="P2">Un <text:span text:style-name="T1">document</text:span></text:p>
          </draw:text-box>
        </draw:frame>
        <draw:frame draw:style-name="gr3" draw:text-style-name="P3" draw:layer="layout" svg:width="8.3cm" svg:height="0.725cm" svg:x="10.4cm" svg:y="7.702cm">
          <draw:text-box>
            <text:p text:style-name="P2">Un <text:span text:style-name="T1">folder </text:span><text:span text:style-name="T2">et une </text:span><text:span text:style-name="T1">relation</text:span><text:span text:style-name="T2"> directe</text:span></text:p>
          </draw:text-box>
        </draw:frame>
        <draw:frame draw:style-name="gr3" draw:text-style-name="P3" draw:layer="layout" svg:width="8.3cm" svg:height="1.199cm" svg:x="10.4cm" svg:y="8.503cm">
          <draw:text-box>
            <text:p text:style-name="P2">Un <text:span text:style-name="T1">document </text:span><text:span text:style-name="T2">et une </text:span><text:span text:style-name="T1">relation multiple</text:span><text:span text:style-name="T2"> avec plusieurs </text:span><text:span text:style-name="T1">folder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5T13:34:23.957000000</meta:creation-date>
    <meta:generator>LibreOffice/6.4.0.3$Windows_X86_64 LibreOffice_project/b0a288ab3d2d4774cb44b62f04d5d28733ac6df8</meta:generator>
    <dc:date>2020-05-25T15:42:58.090000000</dc:date>
    <meta:editing-duration>PT38M56S</meta:editing-duration>
    <meta:editing-cycles>9</meta:editing-cycles>
    <meta:document-statistic meta:object-count="5"/>
  </office:meta>
</office:document-meta>
</file>